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ntry.get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ry.getChil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ry.collectChildren( XmlObject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ry.XmlEntry( XmlObject xm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Entry.get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ntry.getChi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